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70000018BDCACC1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7.371cm"/>
    </style:style>
    <style:style style:name="Table1.B" style:family="table-column">
      <style:table-column-properties style:column-width="3.397cm"/>
    </style:style>
    <style:style style:name="Table1.C" style:family="table-column">
      <style:table-column-properties style:column-width="6.2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f1ba"/>
    </style:style>
    <style:style style:name="P3" style:family="paragraph" style:parent-style-name="Standard">
      <style:paragraph-properties fo:text-align="start" style:justify-single-word="false"/>
      <style:text-properties fo:font-style="italic" officeooo:paragraph-rsid="0018f1ba" style:font-style-asian="italic" style:font-style-complex="italic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Heading">
      <style:text-properties officeooo:paragraph-rsid="0018f1b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8f1ba"/>
    </style:style>
    <style:style style:name="T2" style:family="text">
      <style:text-properties officeooo:rsid="001b1a2a"/>
    </style:style>
    <style:style style:name="T3" style:family="text">
      <style:text-properties officeooo:rsid="001d4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2"><text:span text:style-name="T1">Date :</text:span></text:p>
      <text:p text:style-name="P2"><text:span text:style-name="T1"/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T1">Étudiant</text:span></text:p>
            </table:table-cell>
            <table:table-cell table:style-name="Table1.A1" office:value-type="string">
              <text:p text:style-name="P5"><text:span text:style-name="T1">Note soutenance</text:span></text:p>
            </table:table-cell>
            <table:table-cell table:style-name="Table1.C1" office:value-type="string">
              <text:p text:style-name="P5"><text:span text:style-name="T1">Note maître de stage entreprise (issue de la feuille d'évaluation)</text:span></text:p>
            </table:table-cell>
          </table:table-row>
        </table:table-header-rows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Nom et signature des membres du ju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MT1" style:family="text">
      <style:text-properties officeooo:rsid="0018f1ba"/>
    </style:style>
    <style:style style:name="MT2" style:family="text">
      <style:text-properties officeooo:rsid="001d4fb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2" text:anchor-type="paragraph" svg:x="-0.406cm" svg:y="-0.674cm" svg:width="4.129cm" svg:height="1.263cm" draw:z-index="0"><draw:image xlink:href="Pictures/10000000000004F70000018BDCACC100.jpg" xlink:type="simple" xlink:show="embed" xlink:actuate="onLoad"/></draw:frame><text:tab/><text:span text:style-name="MT1">Soutenance </text:span><text:span text:style-name="MT2">de stage </text:span><text:span text:style-name="MT1">201</text:span><text:span text:style-name="MT2">3</text:span><text:span text:style-name="MT1">-201</text:span><text:span text:style-name="MT2">4</text:span></text:h>
      </style:header>
      <style:footer>
        <text:p text:style-name="MP2">Ecole polytechnique de l'université de Nice - Sophia Antipolis - Déartement Sciences Informatiques</text:p>
        <text:p text:style-name="MP2">930 Route des colles <text:s/>- BP 145 - <text:s/>06903 Sophia Antipolis Cedex - Tel +33-4-92 96 50 50 <text:s text:c="2"/>- <text:s text:c="2"/>Fax +33-4-92 96 50 5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9:31:43</meta:creation-date>
    <dc:date>2014-09-04T09:47:04</dc:date>
    <meta:editing-duration>PT11M16S</meta:editing-duration>
    <meta:editing-cycles>4</meta:editing-cycles>
    <meta:generator>LibreOffice/3.6$MacOSX_x86 LibreOffice_project/932b512-69e3009-7a10e5c-fc86223-a55908</meta:generator>
    <meta:document-statistic meta:table-count="1" meta:image-count="1" meta:object-count="0" meta:page-count="1" meta:paragraph-count="8" meta:word-count="63" meta:character-count="373" meta:non-whitespace-character-count="311"/>
  </office:meta>
</office:document-meta>
</file>